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SortedBidi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Bidi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idiMap.inverseOrdered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idiMap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idiMap.subMap( Object fromKey ,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Bidi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BidiMap.decorate( SortedBidi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SortedBidi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BidiMap.tailMap( Object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BidiMap.remove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idiMap.inverse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idiMap.putAll( Map map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idiMap.UnmodifiableSortedBidiMap( SortedBidi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idiMap.inverseSortedBidi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modifiableSortedBidi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SortedBidiMap.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BidiMap.headMap(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SortedBidi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